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CHOOSE([.A2]+1;0;1;2;4;7;10;15;20;27;34)+CHOOSE([.B2]+1;0;1;2;4;7;10;15;20;27;34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HOOSE([.A3]+1;0;1;2;4;7;10;15;20;27;34)+CHOOSE([.B3]+1;0;1;2;4;7;10;15;20;27;34)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HOOSE([.A4]+1;0;1;2;4;7;10;15;20;27;34)+CHOOSE([.B4]+1;0;1;2;4;7;10;15;20;27;34)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HOOSE([.A5]+1;0;1;2;4;7;10;15;20;27;34)+CHOOSE([.B5]+1;0;1;2;4;7;10;15;20;27;34)"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HOOSE([.A6]+1;0;1;2;4;7;10;15;20;27;34)+CHOOSE([.B6]+1;0;1;2;4;7;10;15;20;27;34)"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HOOSE([.A7]+1;0;1;2;4;7;10;15;20;27;34)+CHOOSE([.B7]+1;0;1;2;4;7;10;15;20;27;34)"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HOOSE([.A8]+1;0;1;2;4;7;10;15;20;27;34)+CHOOSE([.B8]+1;0;1;2;4;7;10;15;20;27;34)"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HOOSE([.A9]+1;0;1;2;4;7;10;15;20;27;34)+CHOOSE([.B9]+1;0;1;2;4;7;10;15;20;27;34)"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HOOSE([.A10]+1;0;1;2;4;7;10;15;20;27;34)+CHOOSE([.B10]+1;0;1;2;4;7;10;15;20;27;34)"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HOOSE([.A11]+1;0;1;2;4;7;10;15;20;27;34)+CHOOSE([.B11]+1;0;1;2;4;7;10;15;20;27;34)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HOOSE([.A12]+1;0;1;2;4;7;10;15;20;27;34)+CHOOSE([.B12]+1;0;1;2;4;7;10;15;20;27;34)"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HOOSE([.A13]+1;0;1;2;4;7;10;15;20;27;34)+CHOOSE([.B13]+1;0;1;2;4;7;10;15;20;27;34)"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HOOSE([.A14]+1;0;1;2;4;7;10;15;20;27;34)+CHOOSE([.B14]+1;0;1;2;4;7;10;15;20;27;34)"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HOOSE([.A15]+1;0;1;2;4;7;10;15;20;27;34)+CHOOSE([.B15]+1;0;1;2;4;7;10;15;20;27;34)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HOOSE([.A16]+1;0;1;2;4;7;10;15;20;27;34)+CHOOSE([.B16]+1;0;1;2;4;7;10;15;20;27;34)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HOOSE([.A17]+1;0;1;2;4;7;10;15;20;27;34)+CHOOSE([.B17]+1;0;1;2;4;7;10;15;20;27;34)"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HOOSE([.A18]+1;0;1;2;4;7;10;15;20;27;34)+CHOOSE([.B18]+1;0;1;2;4;7;10;15;20;27;34)"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HOOSE([.A19]+1;0;1;2;4;7;10;15;20;27;34)+CHOOSE([.B19]+1;0;1;2;4;7;10;15;20;27;34)"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HOOSE([.A20]+1;0;1;2;4;7;10;15;20;27;34)+CHOOSE([.B20]+1;0;1;2;4;7;10;15;20;27;34)"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HOOSE([.A21]+1;0;1;2;4;7;10;15;20;27;34)+CHOOSE([.B21]+1;0;1;2;4;7;10;15;20;27;34)"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HOOSE([.A22]+1;0;1;2;4;7;10;15;20;27;34)+CHOOSE([.B22]+1;0;1;2;4;7;10;15;20;27;34)"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HOOSE([.A23]+1;0;1;2;4;7;10;15;20;27;34)+CHOOSE([.B23]+1;0;1;2;4;7;10;15;20;27;34)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HOOSE([.A24]+1;0;1;2;4;7;10;15;20;27;34)+CHOOSE([.B24]+1;0;1;2;4;7;10;15;20;27;34)"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HOOSE([.A25]+1;0;1;2;4;7;10;15;20;27;34)+CHOOSE([.B25]+1;0;1;2;4;7;10;15;20;27;34)"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HOOSE([.A26]+1;0;1;2;4;7;10;15;20;27;34)+CHOOSE([.B26]+1;0;1;2;4;7;10;15;20;27;34)"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HOOSE([.A27]+1;0;1;2;4;7;10;15;20;27;34)+CHOOSE([.B27]+1;0;1;2;4;7;10;15;20;27;34)"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HOOSE([.A28]+1;0;1;2;4;7;10;15;20;27;34)+CHOOSE([.B28]+1;0;1;2;4;7;10;15;20;27;34)"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HOOSE([.A29]+1;0;1;2;4;7;10;15;20;27;34)+CHOOSE([.B29]+1;0;1;2;4;7;10;15;20;27;34)"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HOOSE([.A30]+1;0;1;2;4;7;10;15;20;27;34)+CHOOSE([.B30]+1;0;1;2;4;7;10;15;20;27;34)"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HOOSE([.A31]+1;0;1;2;4;7;10;15;20;27;34)+CHOOSE([.B31]+1;0;1;2;4;7;10;15;20;27;34)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HOOSE([.A32]+1;0;1;2;4;7;10;15;20;27;34)+CHOOSE([.B32]+1;0;1;2;4;7;10;15;20;27;34)"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HOOSE([.A33]+1;0;1;2;4;7;10;15;20;27;34)+CHOOSE([.B33]+1;0;1;2;4;7;10;15;20;27;34)"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HOOSE([.A34]+1;0;1;2;4;7;10;15;20;27;34)+CHOOSE([.B34]+1;0;1;2;4;7;10;15;20;27;34)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HOOSE([.A35]+1;0;1;2;4;7;10;15;20;27;34)+CHOOSE([.B35]+1;0;1;2;4;7;10;15;20;27;34)"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HOOSE([.A36]+1;0;1;2;4;7;10;15;20;27;34)+CHOOSE([.B36]+1;0;1;2;4;7;10;15;20;27;34)"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HOOSE([.A37]+1;0;1;2;4;7;10;15;20;27;34)+CHOOSE([.B37]+1;0;1;2;4;7;10;15;20;27;34)"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HOOSE([.A38]+1;0;1;2;4;7;10;15;20;27;34)+CHOOSE([.B38]+1;0;1;2;4;7;10;15;20;27;34)"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HOOSE([.A39]+1;0;1;2;4;7;10;15;20;27;34)+CHOOSE([.B39]+1;0;1;2;4;7;10;15;20;27;34)"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HOOSE([.A40]+1;0;1;2;4;7;10;15;20;27;34)+CHOOSE([.B40]+1;0;1;2;4;7;10;15;20;27;34)"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HOOSE([.A41]+1;0;1;2;4;7;10;15;20;27;34)+CHOOSE([.B41]+1;0;1;2;4;7;10;15;20;27;34)"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HOOSE([.A42]+1;0;1;2;4;7;10;15;20;27;34)+CHOOSE([.B42]+1;0;1;2;4;7;10;15;20;27;34)"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HOOSE([.A43]+1;0;1;2;4;7;10;15;20;27;34)+CHOOSE([.B43]+1;0;1;2;4;7;10;15;20;27;34)"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HOOSE([.A44]+1;0;1;2;4;7;10;15;20;27;34)+CHOOSE([.B44]+1;0;1;2;4;7;10;15;20;27;34)"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HOOSE([.A45]+1;0;1;2;4;7;10;15;20;27;34)+CHOOSE([.B45]+1;0;1;2;4;7;10;15;20;27;34)"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HOOSE([.A46]+1;0;1;2;4;7;10;15;20;27;34)+CHOOSE([.B46]+1;0;1;2;4;7;10;15;20;27;34)"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HOOSE([.A47]+1;0;1;2;4;7;10;15;20;27;34)+CHOOSE([.B47]+1;0;1;2;4;7;10;15;20;27;34)"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HOOSE([.A48]+1;0;1;2;4;7;10;15;20;27;34)+CHOOSE([.B48]+1;0;1;2;4;7;10;15;20;27;34)" office:value-type="float" office:value="21" calcext:value-type="float">
            <text:p>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HOOSE([.A49]+1;0;1;2;4;7;10;15;20;27;34)+CHOOSE([.B49]+1;0;1;2;4;7;10;15;20;27;34)" office:value-type="float" office:value="21" calcext:value-type="float">
            <text:p>2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HOOSE([.A50]+1;0;1;2;4;7;10;15;20;27;34)+CHOOSE([.B50]+1;0;1;2;4;7;10;15;20;27;34)"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HOOSE([.A51]+1;0;1;2;4;7;10;15;20;27;34)+CHOOSE([.B51]+1;0;1;2;4;7;10;15;20;27;34)"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HOOSE([.A52]+1;0;1;2;4;7;10;15;20;27;34)+CHOOSE([.B52]+1;0;1;2;4;7;10;15;20;27;34)"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HOOSE([.A53]+1;0;1;2;4;7;10;15;20;27;34)+CHOOSE([.B53]+1;0;1;2;4;7;10;15;20;27;34)"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HOOSE([.A54]+1;0;1;2;4;7;10;15;20;27;34)+CHOOSE([.B54]+1;0;1;2;4;7;10;15;20;27;34)" office:value-type="float" office:value="24" calcext:value-type="float">
            <text:p>2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HOOSE([.A55]+1;0;1;2;4;7;10;15;20;27;34)+CHOOSE([.B55]+1;0;1;2;4;7;10;15;20;27;34)" office:value-type="float" office:value="24" calcext:value-type="float">
            <text:p>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HOOSE([.A56]+1;0;1;2;4;7;10;15;20;27;34)+CHOOSE([.B56]+1;0;1;2;4;7;10;15;20;27;34)" office:value-type="float" office:value="25" calcext:value-type="float">
            <text:p>2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HOOSE([.A57]+1;0;1;2;4;7;10;15;20;27;34)+CHOOSE([.B57]+1;0;1;2;4;7;10;15;20;27;34)" office:value-type="float" office:value="25" calcext:value-type="float">
            <text:p>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HOOSE([.A58]+1;0;1;2;4;7;10;15;20;27;34)+CHOOSE([.B58]+1;0;1;2;4;7;10;15;20;27;34)" office:value-type="float" office:value="27" calcext:value-type="float">
            <text:p>2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HOOSE([.A59]+1;0;1;2;4;7;10;15;20;27;34)+CHOOSE([.B59]+1;0;1;2;4;7;10;15;20;27;34)" office:value-type="float" office:value="27" calcext:value-type="float">
            <text:p>2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HOOSE([.A60]+1;0;1;2;4;7;10;15;20;27;34)+CHOOSE([.B60]+1;0;1;2;4;7;10;15;20;27;34)"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HOOSE([.A61]+1;0;1;2;4;7;10;15;20;27;34)+CHOOSE([.B61]+1;0;1;2;4;7;10;15;20;27;34)"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HOOSE([.A62]+1;0;1;2;4;7;10;15;20;27;34)+CHOOSE([.B62]+1;0;1;2;4;7;10;15;20;27;34)"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HOOSE([.A63]+1;0;1;2;4;7;10;15;20;27;34)+CHOOSE([.B63]+1;0;1;2;4;7;10;15;20;27;34)"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HOOSE([.A64]+1;0;1;2;4;7;10;15;20;27;34)+CHOOSE([.B64]+1;0;1;2;4;7;10;15;20;27;34)"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HOOSE([.A65]+1;0;1;2;4;7;10;15;20;27;34)+CHOOSE([.B65]+1;0;1;2;4;7;10;15;20;27;34)"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HOOSE([.A66]+1;0;1;2;4;7;10;15;20;27;34)+CHOOSE([.B66]+1;0;1;2;4;7;10;15;20;27;34)"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HOOSE([.A67]+1;0;1;2;4;7;10;15;20;27;34)+CHOOSE([.B67]+1;0;1;2;4;7;10;15;20;27;34)"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HOOSE([.A68]+1;0;1;2;4;7;10;15;20;27;34)+CHOOSE([.B68]+1;0;1;2;4;7;10;15;20;27;34)"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HOOSE([.A69]+1;0;1;2;4;7;10;15;20;27;34)+CHOOSE([.B69]+1;0;1;2;4;7;10;15;20;27;34)"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HOOSE([.A70]+1;0;1;2;4;7;10;15;20;27;34)+CHOOSE([.B70]+1;0;1;2;4;7;10;15;20;27;34)"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HOOSE([.A71]+1;0;1;2;4;7;10;15;20;27;34)+CHOOSE([.B71]+1;0;1;2;4;7;10;15;20;27;34)"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HOOSE([.A72]+1;0;1;2;4;7;10;15;20;27;34)+CHOOSE([.B72]+1;0;1;2;4;7;10;15;20;27;34)" office:value-type="float" office:value="34" calcext:value-type="float">
            <text:p>3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HOOSE([.A73]+1;0;1;2;4;7;10;15;20;27;34)+CHOOSE([.B73]+1;0;1;2;4;7;10;15;20;27;34)"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HOOSE([.A74]+1;0;1;2;4;7;10;15;20;27;34)+CHOOSE([.B74]+1;0;1;2;4;7;10;15;20;27;34)" office:value-type="float" office:value="34" calcext:value-type="float">
            <text:p>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HOOSE([.A75]+1;0;1;2;4;7;10;15;20;27;34)+CHOOSE([.B75]+1;0;1;2;4;7;10;15;20;27;34)" office:value-type="float" office:value="35" calcext:value-type="float">
            <text:p>3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HOOSE([.A76]+1;0;1;2;4;7;10;15;20;27;34)+CHOOSE([.B76]+1;0;1;2;4;7;10;15;20;27;34)" office:value-type="float" office:value="35" calcext:value-type="float">
            <text:p>3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HOOSE([.A77]+1;0;1;2;4;7;10;15;20;27;34)+CHOOSE([.B77]+1;0;1;2;4;7;10;15;20;27;34)"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HOOSE([.A78]+1;0;1;2;4;7;10;15;20;27;34)+CHOOSE([.B78]+1;0;1;2;4;7;10;15;20;27;34)"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HOOSE([.A79]+1;0;1;2;4;7;10;15;20;27;34)+CHOOSE([.B79]+1;0;1;2;4;7;10;15;20;27;34)"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HOOSE([.A80]+1;0;1;2;4;7;10;15;20;27;34)+CHOOSE([.B80]+1;0;1;2;4;7;10;15;20;27;34)"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HOOSE([.A81]+1;0;1;2;4;7;10;15;20;27;34)+CHOOSE([.B81]+1;0;1;2;4;7;10;15;20;27;34)"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HOOSE([.A82]+1;0;1;2;4;7;10;15;20;27;34)+CHOOSE([.B82]+1;0;1;2;4;7;10;15;20;27;34)" office:value-type="float" office:value="37" calcext:value-type="float">
            <text:p>3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HOOSE([.A83]+1;0;1;2;4;7;10;15;20;27;34)+CHOOSE([.B83]+1;0;1;2;4;7;10;15;20;27;34)" office:value-type="float" office:value="38" calcext:value-type="float">
            <text:p>3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HOOSE([.A84]+1;0;1;2;4;7;10;15;20;27;34)+CHOOSE([.B84]+1;0;1;2;4;7;10;15;20;27;34)" office:value-type="float" office:value="38" calcext:value-type="float">
            <text:p>3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HOOSE([.A85]+1;0;1;2;4;7;10;15;20;27;34)+CHOOSE([.B85]+1;0;1;2;4;7;10;15;20;27;34)"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HOOSE([.A86]+1;0;1;2;4;7;10;15;20;27;34)+CHOOSE([.B86]+1;0;1;2;4;7;10;15;20;27;34)" office:value-type="float" office:value="41" calcext:value-type="float">
            <text:p>4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HOOSE([.A87]+1;0;1;2;4;7;10;15;20;27;34)+CHOOSE([.B87]+1;0;1;2;4;7;10;15;20;27;34)" office:value-type="float" office:value="41" calcext:value-type="float">
            <text:p>4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HOOSE([.A88]+1;0;1;2;4;7;10;15;20;27;34)+CHOOSE([.B88]+1;0;1;2;4;7;10;15;20;27;34)" office:value-type="float" office:value="42" calcext:value-type="float">
            <text:p>4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HOOSE([.A89]+1;0;1;2;4;7;10;15;20;27;34)+CHOOSE([.B89]+1;0;1;2;4;7;10;15;20;27;34)" office:value-type="float" office:value="42" calcext:value-type="float">
            <text:p>4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HOOSE([.A90]+1;0;1;2;4;7;10;15;20;27;34)+CHOOSE([.B90]+1;0;1;2;4;7;10;15;20;27;34)"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HOOSE([.A91]+1;0;1;2;4;7;10;15;20;27;34)+CHOOSE([.B91]+1;0;1;2;4;7;10;15;20;27;34)"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HOOSE([.A92]+1;0;1;2;4;7;10;15;20;27;34)+CHOOSE([.B92]+1;0;1;2;4;7;10;15;20;27;34)"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HOOSE([.A93]+1;0;1;2;4;7;10;15;20;27;34)+CHOOSE([.B93]+1;0;1;2;4;7;10;15;20;27;34)" office:value-type="float" office:value="47" calcext:value-type="float">
            <text:p>4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HOOSE([.A94]+1;0;1;2;4;7;10;15;20;27;34)+CHOOSE([.B94]+1;0;1;2;4;7;10;15;20;27;34)" office:value-type="float" office:value="49" calcext:value-type="float">
            <text:p>4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HOOSE([.A95]+1;0;1;2;4;7;10;15;20;27;34)+CHOOSE([.B95]+1;0;1;2;4;7;10;15;20;27;34)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HOOSE([.A96]+1;0;1;2;4;7;10;15;20;27;34)+CHOOSE([.B96]+1;0;1;2;4;7;10;15;20;27;34)" office:value-type="float" office:value="54" calcext:value-type="float">
            <text:p>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HOOSE([.A97]+1;0;1;2;4;7;10;15;20;27;34)+CHOOSE([.B97]+1;0;1;2;4;7;10;15;20;27;34)" office:value-type="float" office:value="54" calcext:value-type="float">
            <text:p>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HOOSE([.A98]+1;0;1;2;4;7;10;15;20;27;34)+CHOOSE([.B98]+1;0;1;2;4;7;10;15;20;27;34)" office:value-type="float" office:value="54" calcext:value-type="float">
            <text:p>5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HOOSE([.A99]+1;0;1;2;4;7;10;15;20;27;34)+CHOOSE([.B99]+1;0;1;2;4;7;10;15;20;27;34)" office:value-type="float" office:value="61" calcext:value-type="float">
            <text:p>6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HOOSE([.A100]+1;0;1;2;4;7;10;15;20;27;34)+CHOOSE([.B100]+1;0;1;2;4;7;10;15;20;27;34)" office:value-type="float" office:value="61" calcext:value-type="float">
            <text:p>6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HOOSE([.A101]+1;0;1;2;4;7;10;15;20;27;34)+CHOOSE([.B101]+1;0;1;2;4;7;10;15;20;27;34)" office:value-type="float" office:value="68" calcext:value-type="float">
            <text:p>68</text:p>
          </table:table-cell>
          <table:table-cell office:value-type="float" office:value="337" calcext:value-type="float">
            <text:p>337</text:p>
          </table:table-cell>
        </table:table-row>
      </table:table>
      <table:named-expressions/>
      <table:database-ranges>
        <table:database-range table:name="__Anonymous_Sheet_DB__0" table:target-range-address="Foglio1.A1:Foglio1.D10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0:25:55.9955991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12:20:53.279434200</meta:creation-date>
    <dc:date>2026-01-25T10:39:58.028468900</dc:date>
    <meta:editing-duration>PT39M39S</meta:editing-duration>
    <meta:editing-cycles>3</meta:editing-cycles>
    <meta:generator>LibreOffice/25.8.3.2$Windows_X86_64 LibreOffice_project/8ca8d55c161d602844f5428fa4b58097424e324e</meta:generator>
    <meta:document-statistic meta:table-count="1" meta:cell-count="404" meta:object-count="0"/>
  </office:meta>
</office:document-meta>
</file>